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Таблица1" style:family="table">
      <style:table-properties style:width="17.41cm" table:align="margins"/>
    </style:style>
    <style:style style:name="Таблица1.A" style:family="table-column">
      <style:table-column-properties style:column-width="8.705cm" style:rel-column-width="32767*"/>
    </style:style>
    <style:style style:name="Таблица1.B" style:family="table-column">
      <style:table-column-properties style:column-width="8.70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41cm" table:align="margins"/>
    </style:style>
    <style:style style:name="Таблица2.A" style:family="table-column">
      <style:table-column-properties style:column-width="17.41cm" style:rel-column-width="65535*"/>
    </style:style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7.41cm" table:align="margins"/>
    </style:style>
    <style:style style:name="Таблица3.A" style:family="table-column">
      <style:table-column-properties style:column-width="8.705cm" style:rel-column-width="32767*"/>
    </style:style>
    <style:style style:name="Таблица3.B" style:family="table-column">
      <style:table-column-properties style:column-width="8.705cm" style:rel-column-width="32768*"/>
    </style:style>
    <style:style style:name="Таблица3.A1" style:family="table-cell">
      <style:table-cell-properties fo:padding="0.097cm" fo:border-left="none" fo:border-right="none" fo:border-top="none" fo:border-bottom="0.5pt solid #000000"/>
    </style:style>
    <style:style style:name="Таблица4" style:family="table">
      <style:table-properties style:width="17.41cm" table:align="margins"/>
    </style:style>
    <style:style style:name="Таблица4.A" style:family="table-column">
      <style:table-column-properties style:column-width="8.705cm" style:rel-column-width="32767*"/>
    </style:style>
    <style:style style:name="Таблица4.B" style:family="table-column">
      <style:table-column-properties style:column-width="8.705cm" style:rel-column-width="32768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.41cm" table:align="margins"/>
    </style:style>
    <style:style style:name="Таблица5.A" style:family="table-column">
      <style:table-column-properties style:column-width="8.705cm" style:rel-column-width="32767*"/>
    </style:style>
    <style:style style:name="Таблица5.B" style:family="table-column">
      <style:table-column-properties style:column-width="8.705cm" style:rel-column-width="32768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.41cm" table:align="margins"/>
    </style:style>
    <style:style style:name="Таблица6.A" style:family="table-column">
      <style:table-column-properties style:column-width="8.705cm" style:rel-column-width="32767*"/>
    </style:style>
    <style:style style:name="Таблица6.B" style:family="table-column">
      <style:table-column-properties style:column-width="8.705cm" style:rel-column-width="32768*"/>
    </style:style>
    <style:style style:name="Таблица6.A1" style:family="table-cell">
      <style:table-cell-properties fo:padding="0.097cm" fo:border-left="none" fo:border-right="none" fo:border-top="none" fo:border-bottom="0.5pt solid #000000"/>
    </style:style>
    <style:style style:name="Таблица7" style:family="table">
      <style:table-properties style:width="17.304cm" table:align="left"/>
    </style:style>
    <style:style style:name="Таблица7.A" style:family="table-column">
      <style:table-column-properties style:column-width="8.705cm"/>
    </style:style>
    <style:style style:name="Таблица7.B" style:family="table-column">
      <style:table-column-properties style:column-width="8.599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41cm" table:align="margins"/>
    </style:style>
    <style:style style:name="Таблица8.A" style:family="table-column">
      <style:table-column-properties style:column-width="8.705cm" style:rel-column-width="32767*"/>
    </style:style>
    <style:style style:name="Таблица8.B" style:family="table-column">
      <style:table-column-properties style:column-width="8.705cm" style:rel-column-width="32768*"/>
    </style:style>
    <style:style style:name="Таблица8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22fecf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342746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232d0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34a0f7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paragraph-rsid="0039f023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313bb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2fecf" officeooo:paragraph-rsid="0022fecf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232d01" officeooo:paragraph-rsid="00232d01" style:font-size-asian="10pt" style:font-size-complex="10pt"/>
    </style:style>
    <style:style style:name="P12" style:family="paragraph" style:parent-style-name="Table_20_Contents">
      <style:paragraph-properties fo:line-height="115%" fo:text-align="start" style:justify-single-word="false"/>
      <style:text-properties fo:font-size="10pt" officeooo:paragraph-rsid="0034a0f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43041" officeooo:paragraph-rsid="00243041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0pt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0pt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0pt" officeooo:paragraph-rsid="002fd2fa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0pt" officeooo:paragraph-rsid="0034a0f7" style:font-size-asian="10pt" style:font-size-complex="10pt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0pt" officeooo:paragraph-rsid="0022fecf" style:font-size-asian="10pt" style:font-size-complex="10pt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0pt" officeooo:paragraph-rsid="00243041" style:font-size-asian="10pt" style:font-size-complex="10pt"/>
    </style:style>
    <style:style style:name="P2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0pt" officeooo:paragraph-rsid="0022fecf" style:font-size-asian="10pt" style:font-size-complex="10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1.3cm" style:auto-text-indent="false" style:page-number="auto" fo:background-color="transparent"/>
      <style:text-properties fo:font-size="10pt" officeooo:paragraph-rsid="002fd2fa" style:font-size-asian="10pt" style:font-size-complex="10pt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1.3cm" style:auto-text-indent="false" style:page-number="auto" fo:background-color="transparent"/>
      <style:text-properties fo:font-size="10pt" officeooo:paragraph-rsid="0034a0f7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1.3cm" style:auto-text-indent="false" style:page-number="auto" fo:background-color="transparent"/>
      <style:text-properties fo:font-size="10pt" officeooo:paragraph-rsid="00243041" style:font-size-asian="10pt" style:font-size-complex="10pt"/>
    </style:style>
    <style:style style:name="P25" style:family="paragraph" style:parent-style-name="Standard">
      <style:paragraph-properties fo:margin-top="0.101cm" fo:margin-bottom="0.101cm" style:contextual-spacing="false" fo:line-height="0.4cm" fo:text-align="center" style:justify-single-word="false"/>
      <style:text-properties fo:font-size="10pt" officeooo:paragraph-rsid="0022fec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officeooo:rsid="002fd2fa" officeooo:paragraph-rsid="002fd2fa" style:font-size-asian="10pt" style:font-size-complex="10pt"/>
    </style:style>
    <style:style style:name="P2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0pt" fo:font-weight="normal" officeooo:rsid="0019f7f5" officeooo:paragraph-rsid="0034a0f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.101cm" fo:margin-bottom="0.101cm" style:contextual-spacing="false" fo:line-height="0.4cm" fo:text-align="center" style:justify-single-word="false" fo:break-before="page"/>
      <style:text-properties fo:font-size="10pt" fo:font-weight="bold" officeooo:paragraph-rsid="0022fecf" style:font-size-asian="10pt" style:font-weight-asian="bold" style:font-size-complex="10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Liberation Serif" fo:font-size="10pt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0pt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0pt" officeooo:paragraph-rsid="0033011d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0pt" officeooo:paragraph-rsid="002f7dd3" style:font-size-asian="10pt" style:font-size-complex="10pt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Liberation Serif" fo:font-size="10pt" officeooo:paragraph-rsid="002fd2fa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0pt" officeooo:paragraph-rsid="002fd2fa" style:font-size-asian="10pt" style:font-size-complex="10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Liberation Serif" fo:font-size="10pt" officeooo:paragraph-rsid="00394c5a" style:font-size-asian="10pt" style:font-size-complex="10pt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0.4cm" fo:text-align="center" style:justify-single-word="false"/>
      <style:text-properties fo:font-size="10pt" officeooo:rsid="0019f7f5" officeooo:paragraph-rsid="0019f7f5" style:font-size-asian="10pt" style:font-size-complex="10pt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0.4cm" fo:text-align="center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c1a" style:font-weight-asian="bold" style:font-weight-complex="bold"/>
    </style:style>
    <style:style style:name="T3" style:family="text">
      <style:text-properties fo:font-weight="bold" officeooo:rsid="00243041" style:font-weight-asian="bold" style:font-weight-complex="bold"/>
    </style:style>
    <style:style style:name="T4" style:family="text">
      <style:text-properties fo:font-weight="bold" officeooo:rsid="00217c8a" style:font-weight-asian="bold" style:font-weight-complex="bold"/>
    </style:style>
    <style:style style:name="T5" style:family="text">
      <style:text-properties fo:font-weight="bold" officeooo:rsid="0019f7f5" style:font-weight-asian="bold" style:font-weight-complex="bold"/>
    </style:style>
    <style:style style:name="T6" style:family="text">
      <style:text-properties officeooo:rsid="00232d01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language="ru" fo:country="RU" officeooo:rsid="00313bb5"/>
    </style:style>
    <style:style style:name="T9" style:family="text">
      <style:text-properties style:font-name="Liberation Serif" fo:language="ru" fo:country="RU" fo:font-style="normal" fo:font-weight="normal" officeooo:rsid="002f7dd3" style:font-style-asian="normal" style:font-weight-asian="normal" style:font-style-complex="normal" style:font-weight-complex="normal"/>
    </style:style>
    <style:style style:name="T10" style:family="text">
      <style:text-properties style:font-name="Liberation Serif" fo:language="ru" fo:country="RU" fo:font-weight="normal" officeooo:rsid="002f7dd3" style:font-weight-asian="normal" style:font-weight-complex="normal"/>
    </style:style>
    <style:style style:name="T11" style:family="text">
      <style:text-properties style:font-name="Liberation Serif" fo:font-weight="bold" officeooo:rsid="00217c8a" style:font-weight-asian="bold" style:font-weight-complex="bol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f7dd3"/>
    </style:style>
    <style:style style:name="T15" style:family="text">
      <style:text-properties fo:language="ru" fo:country="RU" officeooo:rsid="002fd2fa"/>
    </style:style>
    <style:style style:name="T16" style:family="text">
      <style:text-properties fo:language="ru" fo:country="RU" officeooo:rsid="00313bb5"/>
    </style:style>
    <style:style style:name="T17" style:family="text">
      <style:text-properties fo:language="ru" fo:country="RU" officeooo:rsid="00342746"/>
    </style:style>
    <style:style style:name="T18" style:family="text">
      <style:text-properties fo:language="ru" fo:country="RU" fo:font-weight="normal" officeooo:rsid="0019f7f5" style:font-weight-asian="normal" style:font-weight-complex="normal"/>
    </style:style>
    <style:style style:name="T19" style:family="text">
      <style:text-properties fo:language="ru" fo:country="RU" fo:font-weight="normal" officeooo:rsid="0031104f" style:font-weight-asian="normal" style:font-weight-complex="normal"/>
    </style:style>
    <style:style style:name="T20" style:family="text">
      <style:text-properties fo:language="ru" fo:country="RU" fo:font-weight="normal" officeooo:rsid="0030741b" style:font-weight-asian="normal" style:font-weight-complex="normal"/>
    </style:style>
    <style:style style:name="T21" style:family="text">
      <style:text-properties officeooo:rsid="002f7dd3"/>
    </style:style>
    <style:style style:name="T22" style:family="text">
      <style:text-properties fo:font-weight="normal" officeooo:rsid="0019f7f5" style:font-weight-asian="normal" style:font-weight-complex="normal"/>
    </style:style>
    <style:style style:name="T23" style:family="text">
      <style:text-properties officeooo:rsid="0034e762"/>
    </style:style>
    <style:style style:name="T24" style:family="text">
      <style:text-properties officeooo:rsid="0039f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ДОГОВОР № ПК-</text:span><text:span text:style-name="T4">{d.serialNamber}</text:span><text:span text:style-name="T1">/</text:span><text:span text:style-name="T4">{d.directionNamber}</text:span></text:p>
      <text:p text:style-name="P38">о повышении квалификации руководящего работника (специалиста)</text:p>
      <text:p text:style-name="P38">на платной основе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63320708560">
          <table:table-cell table:style-name="Таблица1.A1" office:value-type="string">
            <text:p text:style-name="P1">_____._____.2022</text:p>
          </table:table-cell>
          <table:table-cell table:style-name="Таблица1.A1" office:value-type="string">
            <text:p text:style-name="P7">г.Минск</text:p>
          </table:table-cell>
        </table:table-row>
      </table:table>
      <text:p text:style-name="P27"/>
      <text:p text:style-name="P14">У<text:span text:style-name="T7">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в дальнейшем именуемое </text:span><text:span text:style-name="T9">УЧРЕЖДЕНИЕ ОБРАЗОВАНИЯ</text:span><text:span text:style-name="T7">, с одной стороны, и </text:span><text:span text:style-name="T11">{d.fullName}</text:span><text:span text:style-name="T7">, в дальнейшем именуемый(ая) </text:span><text:span text:style-name="T10">СЛУШАТЕЛЬ</text:span><text:span text:style-name="T12">, </text:span><text:span text:style-name="T7">с другой стороны, совместно именуемые Стороны, заключили настоящий договор о нижеследующем:</text:span></text:p>
      <text:p text:style-name="P31">1. Предмет договора – повышение квалификации <text:span text:style-name="T14">руководящего работника (</text:span>специалиста<text:span text:style-name="T21">)</text:span> по образовательной программе <text:span text:style-name="T1">«</text:span><text:span text:style-name="T2">{d.cour}</text:span><text:span text:style-name="T1">» </text:span>в дневной форме получения образования на платной основе.</text:p>
      <text:p text:style-name="P31">2. Срок получения образования составляет<text:span text:style-name="T1"> c </text:span><text:span text:style-name="T2">{d.date}</text:span><text:span text:style-name="T1">.</text:span></text:p>
      <text:p text:style-name="P31">3. Стоимость обучения определяется исходя из затрат на обучение, утверждается ректором или первым проректором <text:span text:style-name="T14">УЧРЕЖДЕНИЯ ОБРАЗОВАНИЯ</text:span>, и на момент заключения настоящего договора составляет <text:span text:style-name="T2">{d.price}</text:span>.</text:p>
      <text:p text:style-name="P32">4. Порядок изменения стоимости обучения. </text:p>
      <text:p text:style-name="P32">Стоимость обучения, предусмотренная настоящим договором, может изменяться в связи с изменением устанавливаемых централизованно цен, тарифов, налогов и в других случаях, предусмотренных законодательными актами Республики Беларусь.</text:p>
      <text:p text:style-name="P31">Скорректированная стоимость обучения утверждается ректором или первым проректором <text:span text:style-name="T14">УЧРЕЖДЕНИЯ ОБРАЗОВАНИЯ</text:span>, оформляется дополнительными соглашениями, которые являются неотъемлемой частью настоящего договора и основанием для оплаты. В случае корректировки (увеличения) стоимости обучения <text:span text:style-name="T14">СЛУШАТЕЛЬ</text:span> производит доплату разницы в стоимости в срок, указанный в соответствующем дополнительном соглашении.</text:p>
      <text:p text:style-name="P31">5. Порядок расчета за обучение.</text:p>
      <text:p text:style-name="P31">Оплата за обучение на основании настоящего договора осуществляется на текущий счет № BY93AKBB36329000005386000000 в Минском областном управлении №500 ОАО «АСБ Беларусбанк», BIC (SWIFT) AKBBBY2X, в полном размере в срок <text:span text:style-name="T1">до </text:span><text:span text:style-name="T2">{d.lastDate}</text:span></text:p>
      <text:p text:style-name="P31">6. Права и обязанности <text:span text:style-name="T23">C</text:span>торон.</text:p>
      <text:p text:style-name="P33">6.1. <text:span text:style-name="T14">УЧРЕЖДЕНИЕ ОБРАЗОВАНИЯ</text:span> имеет право:</text:p>
      <text:p text:style-name="P33">определять самостоятельно формы, методы и способы осуществления образовательного процесса в соответствии с требованиями законодательства Республики Беларусь;</text:p>
      <text:p text:style-name="P31">прекратить образовательные отношения со <text:span text:style-name="T14">СЛУШАТЕЛЕМ</text:span> в случае невнесения платы за обучение в сроки, установленные в пунктах 4 и 5 настоящего договора;</text:p>
      <text:p text:style-name="P36">отчислить <text:span text:style-name="T14">СЛУШАТЕЛЯ</text:span> <text:span text:style-name="T22">в случае</text:span><text:span text:style-name="T18"> </text:span><text:span text:style-name="T19">отсутствия на учебных занятиях без уважительных причин</text:span><text:span text:style-name="T18"> </text:span><text:span text:style-name="T19">более <text:line-break/></text:span><text:span text:style-name="T5">трех дней</text:span><text:span text:style-name="T22"> на повышени</text:span><text:span text:style-name="T20">и</text:span><text:span text:style-name="T22"> квалификации </text:span><text:span text:style-name="T5">без возврата </text:span><text:span text:style-name="T22">внесенных денежных средств за обучение</text:span>.</text:p>
      <text:p text:style-name="P30">6.2. <text:span text:style-name="T14">УЧРЕЖДЕНИЕ ОБРАЗОВАНИЯ</text:span> обязуется:</text:p>
      <text:p text:style-name="P31">зачислить С<text:span text:style-name="T14">ЛУШАТЕЛЯ</text:span> для получения образования приказом ректора <text:span text:style-name="T14">УЧРЕЖДЕНИЯ ОБРАЗОВАНИЯ</text:span> и обеспечить его повышение квалификации в соответствии с пунктом 1 настоящего договора;</text:p>
      <text:p text:style-name="P31"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.</text:p>
      <text:p text:style-name="P31">6.3. <text:span text:style-name="T14">СЛУШАТЕЛЬ</text:span> имеет право на повышение квалификации в соответствии с пунктом 1 настоящего договора;</text:p>
      <text:p text:style-name="P31">6.4. С<text:span text:style-name="T14">ЛУШАТЕЛЬ</text:span> обязуется:</text:p>
      <text:p text:style-name="P31">добросовестно относиться к освоению содержания образовательной программы повышения квалификации;</text:p>
      <text:p text:style-name="P33">выполнять требования учредительных документов, правил внутреннего распорядка для обучающихся, иных локальных нормативных правовых актов <text:span text:style-name="T14">УЧРЕЖДЕНИЯ ОБРАЗОВАНИЯ</text:span>; </text:p>
      <text:p text:style-name="P33">бережно относиться к имуществу <text:span text:style-name="T14">УЧРЕЖДЕНИЯ ОБРАЗОВАНИЯ</text:span>.</text:p>
      <text:p text:style-name="P31">осуществить оплату стоимости обучения в срок, указанный в пункте 5 настоящего договора;</text:p>
      <text:p text:style-name="P30">в течение десяти дней со дня окончания обучения подписать акт оказанных услуг и вернуть его <text:span text:style-name="T14">УЧРЕЖДЕНИЮ ОБРАЗОВАНИЯ</text:span> или направить мотивированный отказ от подписания акта с изложением причин отказа. Если в течение указанного срока акт не будет подписан и не будут представлен мотивированный отказ от подписания акта, услуга по настоящему договору считается исполненной.</text:p>
      <text:p text:style-name="P31">7. Ответственность <text:span text:style-name="T15">С</text:span>торон:</text:p>
      <text:p text:style-name="P31">7.1. за неисполнение или ненадлежащее исполнение своих обязательств по настоящему договору <text:span text:style-name="T15">С</text:span>тороны несут ответственность в соответствии с законодательством Республики Беларусь;</text:p>
      <text:p text:style-name="P31">7.2. при нарушении сроков оплаты, предусмотренных пунктами 4 и 5 настоящего договора, <text:span text:style-name="T15">СЛУШАТЕЛЬ</text:span> выплачивает пеню в размере 0,1% от суммы просроченных платежей за каждый день просрочки. Пеня начисляется со следующего дня после истечения срока оплаты;</text:p>
      <text:p text:style-name="P34">7.3. С<text:span text:style-name="T15">ЛУШАТЕЛЬ</text:span> несет ответственность перед<text:span text:style-name="T13"> </text:span><text:span text:style-name="T15">УЧРЕЖДЕНИЕМ ОБРАЗОВАНИЯ</text:span><text:span text:style-name="T13"> </text:span>за причинение вреда имуществу <text:span text:style-name="T15">УЧРЕЖДЕНИЯ ОБРАЗОВАНИЯ</text:span> в соответствии с законодательством Республики Беларусь.</text:p>
      <text:p text:style-name="P35">8. Антикоррупционная оговорка:</text:p>
      <text:p text:style-name="P31">8.1. 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<text:soft-page-break/>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31">8.2. при исполнении своих обязанностей по договору, Стороны обязуются не допускать действий коррупционной направленности;</text:p>
      <text:p text:style-name="P35">8.3. Стороны обязуются использовать механизм взаимного уведомления о случаях нарушения одной из <text:span text:style-name="T17">С</text:span>торон условий оговорки, а также опровержения (подтверждения) названных сведений;</text:p>
      <text:p text:style-name="P16">8.4. Стороны признают возможность расторжения договора в одностороннем порядке в случае нарушения одной из <text:span text:style-name="T17">С</text:span>торон условий оговорки, а также требования возмещения реального ущерба, возникшего в результате такого расторжения.</text:p>
      <text:p text:style-name="P14">9. Дополнительные условия договора:</text:p>
      <table:table table:name="Таблица2" table:style-name="Таблица2">
        <table:table-column table:style-name="Таблица2.A"/>
        <table:table-row table:style-name="TableLine63320720800">
          <table:table-cell table:style-name="Таблица2.A1" office:value-type="string">
            <text:p text:style-name="P17"/>
          </table:table-cell>
        </table:table-row>
      </table:table>
      <text:p text:style-name="P14">10. Заключительные положения:</text:p>
      <text:p text:style-name="P15">10.1. настоящий договор составлен в трех экземплярах, имеющих одинаковую юридическую силу;</text:p>
      <text:p text:style-name="P15">10.2. договор вступает в силу со дня его подписания <text:span text:style-name="T15">С</text:span>торонами и действует до исполнения <text:span text:style-name="T16">С</text:span>торонами своих обязательств;</text:p>
      <text:p text:style-name="P15">10.3. договор изменяется и расторгается в соответствии с законодательством Республики Беларусь;</text:p>
      <text:p text:style-name="P15">10.4. вносимые изменения (дополнения) оформляются дополнительными соглашениями;</text:p>
      <text:p text:style-name="P15">10.5. все споры и разногласия по настоящему договору <text:span text:style-name="T17">С</text:span>тороны решают путем переговоров, а при не достижении согласия – в порядке, установленном законодательством Республики Беларусь.</text:p>
      <text:p text:style-name="P15">11. Адреса, реквизиты и подписи <text:span text:style-name="T16">С</text:span>торон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63320713728">
          <table:table-cell table:style-name="Таблица3.A1" office:value-type="string">
            <text:p text:style-name="P26">УЧРЕЖДЕНИЕ ОБРАЗОВАНИЯ</text:p>
          </table:table-cell>
          <table:table-cell table:style-name="Таблица3.A1" office:value-type="string">
            <text:p text:style-name="P26">СЛУШАТЕЛЬ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 table:style-name="TableLine63320709920">
          <table:table-cell table:style-name="Таблица4.A1" office:value-type="string">
            <text:p text:style-name="P8">Учреждение образования «Белорусский государственный медицинский университет» </text:p>
          </table:table-cell>
          <table:table-cell table:style-name="Таблица4.A1" office:value-type="string">
            <text:p text:style-name="P10">{d.fullName}</text:p>
          </table:table-cell>
        </table:table-row>
        <table:table-row table:style-name="TableLine63320710736">
          <table:table-cell table:style-name="Таблица4.A1" office:value-type="string">
            <text:p text:style-name="P1">Местонахождение: </text:p>
          </table:table-cell>
          <table:table-cell table:style-name="Таблица4.A1" office:value-type="string">
            <text:p text:style-name="P11">Адрес: </text:p>
          </table:table-cell>
        </table:table-row>
        <table:table-row table:style-name="TableLine63320711008">
          <table:table-cell table:style-name="Таблица4.A1" office:value-type="string">
            <text:p text:style-name="P1">проспект Дзержинского, 83, <text:line-break/>корпус 1, 220116, г. Минск </text:p>
          </table:table-cell>
          <table:table-cell table:style-name="Таблица4.A1" office:value-type="string">
            <text:p text:style-name="P11">{d.address}</text:p>
          </table:table-cell>
        </table:table-row>
        <table:table-row table:style-name="TableLine63320711552">
          <table:table-cell table:style-name="Таблица4.A1" office:value-type="string">
            <text:p text:style-name="P2">тел. 277-12-01 (приемная); </text:p>
            <text:p text:style-name="P3">тел. <text:span text:style-name="T24">36</text:span>7-94-93 (деканат); </text:p>
            <text:p text:style-name="P3">тел. 277-10-78 (бухгалтерия); </text:p>
            <text:p text:style-name="P2">тел. 277-17-13 (отдел договорных работ) </text:p>
          </table:table-cell>
          <table:table-cell table:style-name="Таблица4.A1" office:value-type="string">
            <text:p text:style-name="P4">тел.дом. <text:span text:style-name="T6">{d.homePhone}</text:span></text:p>
            <text:p text:style-name="P4">тел.моб. <text:span text:style-name="T6">{d. mobilePhone}</text:span> </text:p>
            <text:p text:style-name="P4"/>
            <text:p text:style-name="P5"/>
          </table:table-cell>
        </table:table-row>
        <table:table-row table:style-name="TableLine63320711824">
          <table:table-cell table:style-name="Таблица4.A1" office:value-type="string">
            <text:p text:style-name="P5">Банковские реквизиты: </text:p>
            <text:p text:style-name="P5">Текущий счет</text:p>
            <text:p text:style-name="P5">№ BY93AKBB36329000005386000000 </text:p>
            <text:p text:style-name="P5">Минское областное управление №500 ОАО «АСБ Беларусбанк», BIC (SWIFT) AKBBBY2Х </text:p>
            <text:p text:style-name="P5">УНП 100582412 ОКПО 02017507 </text:p>
            <text:p text:style-name="P5">Адрес банка в г. Минске:</text:p>
            <text:p text:style-name="P5">пр. Дзержинского, 69. </text:p>
          </table:table-cell>
          <table:table-cell table:style-name="Таблица4.A1" office:value-type="string">
            <text:p text:style-name="P6">Документ, удостоверяющий личность (вид, серия (при наличии), номер, дата выдачи, наименование государственного органа его выдавшего, идентификационный номер (при наличии) </text:p>
            <text:p text:style-name="P12">________________________________________________________________________________________________________________________________________________________________________________________________</text:p>
          </table:table-cell>
        </table:table-row>
        <table:table-row table:style-name="TableLine63320714000">
          <table:table-cell table:style-name="Таблица4.A1" office:value-type="string">
            <text:p text:style-name="P28">Первый проректор </text:p>
            <text:p text:style-name="P18"><text:span text:style-name="T22">____________________</text:span>И.Н.Мороз </text:p>
          </table:table-cell>
          <table:table-cell table:style-name="Таблица4.A1" office:value-type="string">
            <text:p text:style-name="P8"/>
            <text:p text:style-name="P8">_______________________________________________</text:p>
            <text:p text:style-name="P8">(подпись) </text:p>
          </table:table-cell>
        </table:table-row>
      </table:table>
      <text:p text:style-name="P19"/>
      <text:p text:style-name="P29">АКТ ОКАЗАННЫХ УСЛУГ</text:p>
      <text:p text:style-name="P25">по договору № <text:span text:style-name="T1">ПК–</text:span><text:span text:style-name="T3">{d.serialNamber}</text:span><text:span text:style-name="T1">/</text:span><text:span text:style-name="T3">{d.directionNamber}</text:span> от _____._____.2022</text:p>
      <text:p text:style-name="P25">о повышении квалификации руководящего работника (специалиста)</text:p>
      <text:p text:style-name="P25">на платной основе</text:p>
      <text:p text:style-name="P25"/>
      <table:table table:name="Таблица5" table:style-name="Таблица5">
        <table:table-column table:style-name="Таблица5.A"/>
        <table:table-column table:style-name="Таблица5.B"/>
        <table:table-row table:style-name="TableLine63320714272">
          <table:table-cell table:style-name="Таблица5.A1" office:value-type="string">
            <text:p text:style-name="P1">_____._____.2022</text:p>
          </table:table-cell>
          <table:table-cell table:style-name="Таблица5.A1" office:value-type="string">
            <text:p text:style-name="P7">г.Минск</text:p>
          </table:table-cell>
        </table:table-row>
      </table:table>
      <text:p text:style-name="P21"/>
      <text:p text:style-name="P22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в дальнейшем именуемое У<text:span text:style-name="T15">ЧРЕЖДЕНИЕ ОБРАЗОВАНИЯ</text:span>, с одной стороны, <text:span text:style-name="T16">и </text:span><text:span text:style-name="T3">{d.fullName}</text:span>, именуемый(ая) С<text:span text:style-name="T15">ЛУШАТЕЛЬ</text:span>, с другой стороны, <text:span text:style-name="T7">совместно именуемые Стороны, </text:span><text:span text:style-name="T8">заключили настоящий акт о нижеследующем</text:span>: </text:p>
      <text:p text:style-name="P23"><text:span text:style-name="T15">СЛУШАТЕЛЬ</text:span> подтверждает надлежащее оказание <text:span text:style-name="T15">УЧРЕЖДЕНИЕМ ОБРАЗОВАНИЯ</text:span> образовательных услуг по договору № ПК-<text:span text:style-name="T3">{d.serialNamber}</text:span><text:span text:style-name="T1">/</text:span><text:span text:style-name="T3">{d.directionNamber}</text:span> от _____._____.2022 в полном объеме на сумму <text:span text:style-name="T3">{d.price}</text:span> без НДС. </text:p>
      <text:p text:style-name="P23">Стороны не имеют претензий друг к другу </text:p>
      <text:p text:style-name="P24">Настоящий акт составлен в двух экземплярах, по одному для каждой из <text:span text:style-name="T16">С</text:span>торон. </text:p>
      <text:p text:style-name="P20"/>
      <table:table table:name="Таблица6" table:style-name="Таблица6">
        <table:table-column table:style-name="Таблица6.A"/>
        <table:table-column table:style-name="Таблица6.B"/>
        <table:table-row table:style-name="TableLine63320731952">
          <table:table-cell table:style-name="Таблица6.A1" office:value-type="string">
            <text:p text:style-name="P26">УЧРЕЖДЕНИЕ ОБРАЗОВАНИЯ</text:p>
          </table:table-cell>
          <table:table-cell table:style-name="Таблица6.A1" office:value-type="string">
            <text:p text:style-name="P26">СЛУШАТЕЛЬ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row table:style-name="TableLine63320727328">
          <table:table-cell table:style-name="Таблица7.A1" office:value-type="string">
            <text:p text:style-name="P8">Учреждение образования «Белорусский государственный медицинский университет» </text:p>
          </table:table-cell>
          <table:table-cell table:style-name="Таблица7.A1" office:value-type="string">
            <text:p text:style-name="P13">{d.fullName}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63320725696">
          <table:table-cell table:style-name="Таблица8.A1" office:value-type="string">
            <text:p text:style-name="P1">Первый проректор </text:p>
            <text:p text:style-name="P1">____________________И.Н.Мороз </text:p>
          </table:table-cell>
          <table:table-cell table:style-name="Таблица8.A1" office:value-type="string">
            <text:p text:style-name="P9">____________________________________</text:p>
            <text:p text:style-name="P9">(подпись) 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2.54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3-15T11:43:55.616000000</dc:date>
    <meta:editing-duration>PT1H14M10S</meta:editing-duration>
    <meta:editing-cycles>23</meta:editing-cycles>
    <meta:generator>LibreOffice/7.2.4.1$Windows_X86_64 LibreOffice_project/27d75539669ac387bb498e35313b970b7fe9c4f9</meta:generator>
    <meta:document-statistic meta:table-count="8" meta:image-count="0" meta:object-count="0" meta:page-count="3" meta:paragraph-count="91" meta:word-count="924" meta:character-count="8087" meta:non-whitespace-character-count="7223"/>
  </office:meta>
</office:document-meta>
</file>